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language="zxx" fo:country="none" officeooo:rsid="00138dfd" officeooo:paragraph-rsid="00138dfd" style:language-asian="zxx" style:country-asian="none" style:language-complex="zxx" style:country-complex="none"/>
    </style:style>
    <style:style style:name="P2" style:family="paragraph" style:parent-style-name="Standard">
      <style:paragraph-properties fo:line-height="150%" fo:text-align="center" style:justify-single-word="false"/>
      <style:text-properties fo:language="zxx" fo:country="none" officeooo:rsid="00138dfd" officeooo:paragraph-rsid="00138dfd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c18b"/>
    </style:style>
    <style:style style:name="T3" style:family="text">
      <style:text-properties officeooo:rsid="0015973e"/>
    </style:style>
    <style:style style:name="T4" style:family="text">
      <style:text-properties officeooo:rsid="001ba8a4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Модуль <text:span text:style-name="T1">solver.py</text:span> позволяет получить численное решение дифференциальных уравнений следующего вида <text:span text:style-name="T4">относительно </text:span><text:span text:style-name="T4"><draw:frame draw:style-name="fr1" draw:name="Object3" text:anchor-type="as-char" svg:y="-0.1189in" svg:width="0.2272in" svg:height="0.127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:</text:p>
      <text:p text:style-name="P2"><draw:frame draw:style-name="fr1" draw:name="Object1" text:anchor-type="as-char" svg:y="-0.2126in" svg:width="3.2465in" svg:height="0.37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tab/><text:span text:style-name="T2">Уравнение решается численно с ипользованием явно-неявной схемы дискретизации (схемы Кранка-Николсона). </text:span><text:span text:style-name="T3">При дискретизации источниковых членов применяется процедура линеаризации. Метод решения подразумевает формирование трёхдиагональной матрицы и решение её методом Томаса.</text:span></text:p>
      <text:p text:style-name="P1"><text:tab/><text:span text:style-name="T3">Коэффициенты трёхдиагональной матрицы формируются следующим образом:</text:span></text:p>
      <text:p text:style-name="P1"><draw:frame draw:style-name="fr1" draw:name="Object2" text:anchor-type="as-char" svg:y="-1.9965in" svg:width="7.1756in" svg:height="3.96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Solver(Psi, alpha, phi, phiT, fcond, lcond, U, V, dx, yy, S1, S2, theta=0.49, omega1=0.99, <text:tab/>omega2=0.99, motion_eq=False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2:19:46.898680569</meta:creation-date>
    <meta:generator>LibreOffice/7.3.7.2$Linux_X86_64 LibreOffice_project/30$Build-2</meta:generator>
    <dc:date>2023-04-17T14:29:36.235440112</dc:date>
    <meta:editing-duration>PT5M18S</meta:editing-duration>
    <meta:editing-cycles>1</meta:editing-cycles>
    <meta:document-statistic meta:table-count="0" meta:image-count="0" meta:object-count="3" meta:page-count="1" meta:paragraph-count="6" meta:word-count="62" meta:character-count="574" meta:non-whitespace-character-count="512"/>
  </office:meta>
</office:document-meta>
</file>

<file path=Object 1/content.xml><?xml version="1.0" encoding="utf-8"?>
<math xmlns="http://www.w3.org/1998/Math/MathML" display="block">
  <semantics>
    <mrow>
      <mi>α</mi>
      <mi>U</mi>
      <mrow>
        <mfrac>
          <mrow>
            <mo stretchy="false">∂</mo>
            <mi mathvariant="normal">Ψ</mi>
          </mrow>
          <mrow>
            <mo stretchy="false">∂</mo>
            <mi>x</mi>
          </mrow>
        </mfrac>
        <mo stretchy="false">+</mo>
        <mi>α</mi>
      </mrow>
      <mi>V</mi>
      <mrow>
        <mfrac>
          <mrow>
            <mo stretchy="false">∂</mo>
            <mi mathvariant="normal">Ψ</mi>
          </mrow>
          <mrow>
            <mo stretchy="false">∂</mo>
            <mi>y</mi>
          </mrow>
        </mfrac>
        <mo stretchy="false">=</mo>
        <mfrac>
          <mo stretchy="false">∂</mo>
          <mrow>
            <mo stretchy="false">∂</mo>
            <mi>y</mi>
          </mrow>
        </mfrac>
      </mrow>
      <mrow>
        <mrow>
          <mo fence="true" form="prefix" stretchy="true">[</mo>
          <mrow>
            <mrow>
              <mrow>
                <mo fence="true" form="prefix" stretchy="false">(</mo>
                <mrow>
                  <mrow>
                    <mi>ϕ</mi>
                    <mo stretchy="false">+</mo>
                    <msub>
                      <mi>ϕ</mi>
                      <mi>t</mi>
                    </msub>
                  </mrow>
                </mrow>
                <mo fence="true" form="postfix" stretchy="false">)</mo>
              </mrow>
              <mfrac>
                <mrow>
                  <mo stretchy="false">∂</mo>
                  <mi mathvariant="normal">Ψ</mi>
                </mrow>
                <mrow>
                  <mo stretchy="false">∂</mo>
                  <mi>y</mi>
                </mrow>
              </mfrac>
            </mrow>
          </mrow>
          <mo fence="true" form="postfix" stretchy="true">]</mo>
        </mrow>
        <mo stretchy="false">+</mo>
        <msub>
          <mi>S</mi>
          <mn>1</mn>
        </msub>
        <mo stretchy="false">+</mo>
        <msub>
          <mi>S</mi>
          <mn>2</mn>
        </msub>
      </mrow>
    </mrow>
    <annotation encoding="StarMath 5.0">%alpha U {partial %PSI} over {partial x} + %alpha V {partial %PSI} over {partial y} = {partial} over {partial y} left [ (%phi + %phi_t) {partial %PSI} over {partial y} right ] + S_1 + S_2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row>
              <mi>a</mi>
              <mo stretchy="false">=</mo>
              <mrow>
                <mfrac>
                  <mrow>
                    <mo stretchy="false">−</mo>
                    <mrow>
                      <msub>
                        <mi>α</mi>
                        <mrow>
                          <mo fence="true" form="prefix" stretchy="false">[</mo>
                          <mrow>
                            <mrow>
                              <mi>i</mi>
                              <mi>,</mi>
                              <mi>j</mi>
                            </mrow>
                          </mrow>
                          <mo fence="true" form="postfix" stretchy="false">]</mo>
                        </mrow>
                      </msub>
                      <msub>
                        <mi>V</mi>
                        <mrow>
                          <mo fence="true" form="prefix" stretchy="false">[</mo>
                          <mrow>
                            <mrow>
                              <mi>i</mi>
                              <mi>,</mi>
                              <mi>j</mi>
                            </mrow>
                          </mrow>
                          <mo fence="true" form="postfix" stretchy="false">]</mo>
                        </mrow>
                      </msub>
                      <mfrac>
                        <mrow>
                          <mi mathvariant="normal">Δ</mi>
                          <msub>
                            <mi>y</mi>
                            <mtext>+</mtext>
                          </msub>
                        </mrow>
                        <mrow>
                          <mi mathvariant="normal">Δ</mi>
                          <msub>
                            <mi>y</mi>
                            <mtext>-</mtext>
                          </msub>
                        </mrow>
                      </mfrac>
                    </mrow>
                  </mrow>
                  <mrow>
                    <mo fence="true" form="prefix" stretchy="false">(</mo>
                    <mrow>
                      <mrow>
                        <mi mathvariant="normal">Δ</mi>
                        <mrow>
                          <msub>
                            <mi>y</mi>
                            <mtext>-</mtext>
                          </msub>
                          <mo stretchy="false">+</mo>
                          <mi mathvariant="normal">Δ</mi>
                        </mrow>
                        <msub>
                          <mi>y</mi>
                          <mtext>+</mtext>
                        </msub>
                      </mrow>
                    </mrow>
                    <mo fence="true" form="postfix" stretchy="false">)</mo>
                  </mrow>
                </mfrac>
                <mo stretchy="false">−</mo>
                <mfrac>
                  <mi mathvariant="normal">Θ</mi>
                  <mrow>
                    <mo fence="true" form="prefix" stretchy="false">(</mo>
                    <mrow>
                      <mrow>
                        <mi mathvariant="normal">Δ</mi>
                        <mrow>
                          <msub>
                            <mi>y</mi>
                            <mtext>-</mtext>
                          </msub>
                          <mo stretchy="false">+</mo>
                          <mi mathvariant="normal">Δ</mi>
                        </mrow>
                        <msub>
                          <mi>y</mi>
                          <mtext>+</mtext>
                        </msub>
                      </mrow>
                    </mrow>
                    <mo fence="true" form="postfix" stretchy="false">)</mo>
                  </mrow>
                </mfrac>
              </mrow>
            </mrow>
            <mrow>
              <mo fence="true" form="prefix" stretchy="true">(</mo>
              <mrow>
                <mfrac>
                  <mrow>
                    <mo fence="true" form="prefix" stretchy="false">(</mo>
                    <mrow>
                      <mrow>
                        <msub>
                          <mrow>
                            <mo fence="true" form="prefix" stretchy="false">(</mo>
                            <mrow>
                              <mrow>
                                <mi>ϕ</mi>
                                <mo stretchy="false">+</mo>
                                <msub>
                                  <mi>ϕ</mi>
                                  <mi>t</mi>
                                </msub>
                              </mrow>
                            </mrow>
                            <mo fence="true" form="postfix" stretchy="false">)</mo>
                          </mrow>
                          <mrow>
                            <mo fence="true" form="prefix" stretchy="false">[</mo>
                            <mrow>
                              <mrow>
                                <mi>i</mi>
                                <mi>,</mi>
                                <mi>j</mi>
                              </mrow>
                            </mrow>
                            <mo fence="true" form="postfix" stretchy="false">]</mo>
                          </mrow>
                        </msub>
                        <mo stretchy="false">+</mo>
                        <msub>
                          <mrow>
                            <mo fence="true" form="prefix" stretchy="false">(</mo>
                            <mrow>
                              <mrow>
                                <mi>ϕ</mi>
                                <mo stretchy="false">+</mo>
                                <msub>
                                  <mi>ϕ</mi>
                                  <mi>t</mi>
                                </msub>
                              </mrow>
                            </mrow>
                            <mo fence="true" form="postfix" stretchy="false">)</mo>
                          </mrow>
                          <mrow>
                            <mo fence="true" form="prefix" stretchy="false">[</mo>
                            <mrow>
                              <mrow>
                                <mi>i</mi>
                                <mi>,</mi>
                                <mrow>
                                  <mi>j</mi>
                                  <mo stretchy="false">−</mo>
                                  <mn>1</mn>
                                </mrow>
                              </mrow>
                            </mrow>
                            <mo fence="true" form="postfix" stretchy="false">]</mo>
                          </mrow>
                        </msub>
                      </mrow>
                    </mrow>
                    <mo fence="true" form="postfix" stretchy="false">)</mo>
                  </mrow>
                  <mrow>
                    <mi mathvariant="normal">Δ</mi>
                    <msub>
                      <mi>y</mi>
                      <mtext>-</mtext>
                    </msub>
                  </mrow>
                </mfrac>
              </mrow>
              <mo fence="true" form="postfix" stretchy="true">)</mo>
            </mrow>
          </mrow>
        </mtd>
      </mtr>
      <mtr>
        <mtd columnalign="left">
          <mrow>
            <mrow>
              <mi>b</mi>
              <mo stretchy="false">=</mo>
              <mrow>
                <mfrac>
                  <mrow>
                    <msub>
                      <mi>α</mi>
                      <mrow>
                        <mo fence="true" form="prefix" stretchy="false">[</mo>
                        <mrow>
                          <mrow>
                            <mi>i</mi>
                            <mi>,</mi>
                            <mi>j</mi>
                          </mrow>
                        </mrow>
                        <mo fence="true" form="postfix" stretchy="false">]</mo>
                      </mrow>
                    </msub>
                    <msub>
                      <mi>U</mi>
                      <mrow>
                        <mo fence="true" form="prefix" stretchy="false">[</mo>
                        <mrow>
                          <mrow>
                            <mi>i</mi>
                            <mi>,</mi>
                            <mi>j</mi>
                          </mrow>
                        </mrow>
                        <mo fence="true" form="postfix" stretchy="false">]</mo>
                      </mrow>
                    </msub>
                  </mrow>
                  <mrow>
                    <mi mathvariant="normal">Δ</mi>
                    <mi>x</mi>
                  </mrow>
                </mfrac>
                <mo stretchy="false">+</mo>
                <mfrac>
                  <mrow>
                    <msub>
                      <mi>α</mi>
                      <mrow>
                        <mo fence="true" form="prefix" stretchy="false">[</mo>
                        <mrow>
                          <mrow>
                            <mi>i</mi>
                            <mi>,</mi>
                            <mi>j</mi>
                          </mrow>
                        </mrow>
                        <mo fence="true" form="postfix" stretchy="false">]</mo>
                      </mrow>
                    </msub>
                    <msub>
                      <mi>V</mi>
                      <mrow>
                        <mo fence="true" form="prefix" stretchy="false">[</mo>
                        <mrow>
                          <mrow>
                            <mi>i</mi>
                            <mi>,</mi>
                            <mi>j</mi>
                          </mrow>
                        </mrow>
                        <mo fence="true" form="postfix" stretchy="false">]</mo>
                      </mrow>
                    </msub>
                    <mfrac>
                      <mrow>
                        <mi mathvariant="normal">Δ</mi>
                        <msub>
                          <mi>y</mi>
                          <mtext>+</mtext>
                        </msub>
                      </mrow>
                      <mrow>
                        <mi mathvariant="normal">Δ</mi>
                        <msub>
                          <mi>y</mi>
                          <mtext>-</mtext>
                        </msub>
                      </mrow>
                    </mfrac>
                  </mrow>
                  <mrow>
                    <mo fence="true" form="prefix" stretchy="false">(</mo>
                    <mrow>
                      <mrow>
                        <mi mathvariant="normal">Δ</mi>
                        <mrow>
                          <msub>
                            <mi>y</mi>
                            <mtext>-</mtext>
                          </msub>
                          <mo stretchy="false">+</mo>
                          <mi mathvariant="normal">Δ</mi>
                        </mrow>
                        <msub>
                          <mi>y</mi>
                          <mtext>+</mtext>
                        </msub>
                      </mrow>
                    </mrow>
                    <mo fence="true" form="postfix" stretchy="false">)</mo>
                  </mrow>
                </mfrac>
                <mo stretchy="false">−</mo>
                <mfrac>
                  <mrow>
                    <msub>
                      <mi>α</mi>
                      <mrow>
                        <mo fence="true" form="prefix" stretchy="false">[</mo>
                        <mrow>
                          <mrow>
                            <mi>i</mi>
                            <mi>,</mi>
                            <mi>j</mi>
                          </mrow>
                        </mrow>
                        <mo fence="true" form="postfix" stretchy="false">]</mo>
                      </mrow>
                    </msub>
                    <msub>
                      <mi>V</mi>
                      <mrow>
                        <mo fence="true" form="prefix" stretchy="false">[</mo>
                        <mrow>
                          <mrow>
                            <mi>i</mi>
                            <mi>,</mi>
                            <mi>j</mi>
                          </mrow>
                        </mrow>
                        <mo fence="true" form="postfix" stretchy="false">]</mo>
                      </mrow>
                    </msub>
                    <mfrac>
                      <mrow>
                        <mi mathvariant="normal">Δ</mi>
                        <msub>
                          <mi>y</mi>
                          <mtext>-</mtext>
                        </msub>
                      </mrow>
                      <mrow>
                        <mi mathvariant="normal">Δ</mi>
                        <msub>
                          <mi>y</mi>
                          <mtext>+</mtext>
                        </msub>
                      </mrow>
                    </mfrac>
                  </mrow>
                  <mrow>
                    <mo fence="true" form="prefix" stretchy="false">(</mo>
                    <mrow>
                      <mrow>
                        <mi mathvariant="normal">Δ</mi>
                        <mrow>
                          <msub>
                            <mi>y</mi>
                            <mtext>-</mtext>
                          </msub>
                          <mo stretchy="false">+</mo>
                          <mi mathvariant="normal">Δ</mi>
                        </mrow>
                        <msub>
                          <mi>y</mi>
                          <mtext>+</mtext>
                        </msub>
                      </mrow>
                    </mrow>
                    <mo fence="true" form="postfix" stretchy="false">)</mo>
                  </mrow>
                </mfrac>
                <mo stretchy="false">+</mo>
                <mfrac>
                  <mi mathvariant="normal">Θ</mi>
                  <mrow>
                    <mo fence="true" form="prefix" stretchy="false">(</mo>
                    <mrow>
                      <mrow>
                        <mi mathvariant="normal">Δ</mi>
                        <mrow>
                          <msub>
                            <mi>y</mi>
                            <mtext>-</mtext>
                          </msub>
                          <mo stretchy="false">+</mo>
                          <mi mathvariant="normal">Δ</mi>
                        </mrow>
                        <msub>
                          <mi>y</mi>
                          <mtext>+</mtext>
                        </msub>
                      </mrow>
                    </mrow>
                    <mo fence="true" form="postfix" stretchy="false">)</mo>
                  </mrow>
                </mfrac>
              </mrow>
            </mrow>
            <mrow>
              <mrow>
                <mo fence="true" form="prefix" stretchy="true">(</mo>
                <mrow>
                  <mfrac>
                    <mrow>
                      <mo fence="true" form="prefix" stretchy="false">(</mo>
                      <mrow>
                        <mrow>
                          <msub>
                            <mrow>
                              <mo fence="true" form="prefix" stretchy="false">(</mo>
                              <mrow>
                                <mrow>
                                  <mi>ϕ</mi>
                                  <mo stretchy="false">+</mo>
                                  <msub>
                                    <mi>ϕ</mi>
                                    <mi>t</mi>
                                  </msub>
                                </mrow>
                              </mrow>
                              <mo fence="true" form="postfix" stretchy="false">)</mo>
                            </mrow>
                            <mrow>
                              <mo fence="true" form="prefix" stretchy="false">[</mo>
                              <mrow>
                                <mrow>
                                  <mi>i</mi>
                                  <mi>,</mi>
                                  <mrow>
                                    <mi>j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form="postfix" stretchy="false">]</mo>
                            </mrow>
                          </msub>
                          <mo stretchy="false">+</mo>
                          <msub>
                            <mrow>
                              <mo fence="true" form="prefix" stretchy="false">(</mo>
                              <mrow>
                                <mrow>
                                  <mi>ϕ</mi>
                                  <mo stretchy="false">+</mo>
                                  <msub>
                                    <mi>ϕ</mi>
                                    <mi>t</mi>
                                  </msub>
                                </mrow>
                              </mrow>
                              <mo fence="true" form="postfix" stretchy="false">)</mo>
                            </mrow>
                            <mrow>
                              <mo fence="true" form="prefix" stretchy="false">[</mo>
                              <mrow>
                                <mrow>
                                  <mi>i</mi>
                                  <mi>,</mi>
                                  <mi>j</mi>
                                </mrow>
                              </mrow>
                              <mo fence="true" form="postfix" stretchy="false">]</mo>
                            </mrow>
                          </msub>
                        </mrow>
                      </mrow>
                      <mo fence="true" form="postfix" stretchy="false">)</mo>
                    </mrow>
                    <mrow>
                      <mi mathvariant="normal">Δ</mi>
                      <msub>
                        <mi>y</mi>
                        <mtext>+</mtext>
                      </msub>
                    </mrow>
                  </mfrac>
                </mrow>
                <mo fence="true" form="postfix" stretchy="true">)</mo>
              </mrow>
              <mo stretchy="false">+</mo>
              <mtext/>
            </mrow>
          </mrow>
        </mtd>
      </mtr>
      <mtr>
        <mtd>
          <mrow>
            <mrow>
              <mtext/>
              <mo stretchy="false">+</mo>
              <mfrac>
                <mi mathvariant="normal">Θ</mi>
                <mrow>
                  <mo fence="true" form="prefix" stretchy="false">(</mo>
                  <mrow>
                    <mrow>
                      <mi mathvariant="normal">Δ</mi>
                      <mrow>
                        <msub>
                          <mi>y</mi>
                          <mtext>-</mtext>
                        </msub>
                        <mo stretchy="false">+</mo>
                        <mi mathvariant="normal">Δ</mi>
                      </mrow>
                      <msub>
                        <mi>y</mi>
                        <mtext>+</mtext>
                      </msub>
                    </mrow>
                  </mrow>
                  <mo fence="true" form="postfix" stretchy="false">)</mo>
                </mrow>
              </mfrac>
            </mrow>
            <mrow>
              <mrow>
                <mo fence="true" form="prefix" stretchy="true">(</mo>
                <mrow>
                  <mfrac>
                    <mrow>
                      <mo fence="true" form="prefix" stretchy="false">(</mo>
                      <mrow>
                        <mrow>
                          <msub>
                            <mrow>
                              <mo fence="true" form="prefix" stretchy="false">(</mo>
                              <mrow>
                                <mrow>
                                  <mi>ϕ</mi>
                                  <mo stretchy="false">+</mo>
                                  <msub>
                                    <mi>ϕ</mi>
                                    <mi>t</mi>
                                  </msub>
                                </mrow>
                              </mrow>
                              <mo fence="true" form="postfix" stretchy="false">)</mo>
                            </mrow>
                            <mrow>
                              <mo fence="true" form="prefix" stretchy="false">[</mo>
                              <mrow>
                                <mrow>
                                  <mi>i</mi>
                                  <mi>,</mi>
                                  <mi>j</mi>
                                </mrow>
                              </mrow>
                              <mo fence="true" form="postfix" stretchy="false">]</mo>
                            </mrow>
                          </msub>
                          <mo stretchy="false">+</mo>
                          <msub>
                            <mrow>
                              <mo fence="true" form="prefix" stretchy="false">(</mo>
                              <mrow>
                                <mrow>
                                  <mi>ϕ</mi>
                                  <mo stretchy="false">+</mo>
                                  <msub>
                                    <mi>ϕ</mi>
                                    <mi>t</mi>
                                  </msub>
                                </mrow>
                              </mrow>
                              <mo fence="true" form="postfix" stretchy="false">)</mo>
                            </mrow>
                            <mrow>
                              <mo fence="true" form="prefix" stretchy="false">[</mo>
                              <mrow>
                                <mrow>
                                  <mi>i</mi>
                                  <mi>,</mi>
                                  <mrow>
                                    <mi>j</mi>
                                    <mo stretchy="false">−</mo>
                                    <mn>1</mn>
                                  </mrow>
                                </mrow>
                              </mrow>
                              <mo fence="true" form="postfix" stretchy="false">]</mo>
                            </mrow>
                          </msub>
                        </mrow>
                      </mrow>
                      <mo fence="true" form="postfix" stretchy="false">)</mo>
                    </mrow>
                    <mrow>
                      <mi mathvariant="normal">Δ</mi>
                      <msub>
                        <mi>y</mi>
                        <mtext>-</mtext>
                      </msub>
                    </mrow>
                  </mfrac>
                </mrow>
                <mo fence="true" form="postfix" stretchy="true">)</mo>
              </mrow>
              <mo stretchy="false">+</mo>
              <mrow>
                <mo fence="true" form="prefix" stretchy="false">(</mo>
                <mrow>
                  <mrow>
                    <mn>1</mn>
                    <mo stretchy="false">−</mo>
                    <msub>
                      <mi>ω</mi>
                      <mn>1</mn>
                    </msub>
                  </mrow>
                </mrow>
                <mo fence="true" form="postfix" stretchy="false">)</mo>
              </mrow>
            </mrow>
            <mrow>
              <mfrac>
                <msub>
                  <mi>S</mi>
                  <mrow>
                    <mn>1</mn>
                    <mrow>
                      <mo fence="true" form="prefix" stretchy="false">[</mo>
                      <mrow>
                        <mrow>
                          <mi>i</mi>
                          <mi>,</mi>
                          <mi>j</mi>
                        </mrow>
                      </mrow>
                      <mo fence="true" form="postfix" stretchy="false">]</mo>
                    </mrow>
                  </mrow>
                </msub>
                <msub>
                  <mi mathvariant="normal">Ψ</mi>
                  <mrow>
                    <mo fence="true" form="prefix" stretchy="false">[</mo>
                    <mrow>
                      <mrow>
                        <mi>i</mi>
                        <mi>,</mi>
                        <mi>j</mi>
                      </mrow>
                    </mrow>
                    <mo fence="true" form="postfix" stretchy="false">]</mo>
                  </mrow>
                </msub>
              </mfrac>
              <mo stretchy="false">+</mo>
              <mrow>
                <mo fence="true" form="prefix" stretchy="false">(</mo>
                <mrow>
                  <mrow>
                    <mn>1</mn>
                    <mo stretchy="false">−</mo>
                    <msub>
                      <mi>ω</mi>
                      <mn>2</mn>
                    </msub>
                  </mrow>
                </mrow>
                <mo fence="true" form="postfix" stretchy="false">)</mo>
              </mrow>
            </mrow>
            <mfrac>
              <msub>
                <mi>S</mi>
                <mrow>
                  <mn>2</mn>
                  <mrow>
                    <mo fence="true" form="prefix" stretchy="false">[</mo>
                    <mrow>
                      <mrow>
                        <mi>i</mi>
                        <mi>,</mi>
                        <mi>j</mi>
                      </mrow>
                    </mrow>
                    <mo fence="true" form="postfix" stretchy="false">]</mo>
                  </mrow>
                </mrow>
              </msub>
              <msub>
                <mi mathvariant="normal">Ψ</mi>
                <mrow>
                  <mo fence="true" form="prefix" stretchy="false">[</mo>
                  <mrow>
                    <mrow>
                      <mi>i</mi>
                      <mi>,</mi>
                      <mi>j</mi>
                    </mrow>
                  </mrow>
                  <mo fence="true" form="postfix" stretchy="false">]</mo>
                </mrow>
              </msub>
            </mfrac>
          </mrow>
        </mtd>
      </mtr>
      <mtr>
        <mtd columnalign="left">
          <mrow>
            <mrow>
              <mi>c</mi>
              <mo stretchy="false">=</mo>
              <mrow>
                <mfrac>
                  <mrow>
                    <msub>
                      <mi>α</mi>
                      <mrow>
                        <mo fence="true" form="prefix" stretchy="false">[</mo>
                        <mrow>
                          <mrow>
                            <mi>i</mi>
                            <mi>,</mi>
                            <mi>j</mi>
                          </mrow>
                        </mrow>
                        <mo fence="true" form="postfix" stretchy="false">]</mo>
                      </mrow>
                    </msub>
                    <msub>
                      <mi>V</mi>
                      <mrow>
                        <mo fence="true" form="prefix" stretchy="false">[</mo>
                        <mrow>
                          <mrow>
                            <mi>i</mi>
                            <mi>,</mi>
                            <mi>j</mi>
                          </mrow>
                        </mrow>
                        <mo fence="true" form="postfix" stretchy="false">]</mo>
                      </mrow>
                    </msub>
                    <mfrac>
                      <mrow>
                        <mi mathvariant="normal">Δ</mi>
                        <msub>
                          <mi>y</mi>
                          <mtext>-</mtext>
                        </msub>
                      </mrow>
                      <mrow>
                        <mi mathvariant="normal">Δ</mi>
                        <msub>
                          <mi>y</mi>
                          <mtext>+</mtext>
                        </msub>
                      </mrow>
                    </mfrac>
                  </mrow>
                  <mrow>
                    <mo fence="true" form="prefix" stretchy="false">(</mo>
                    <mrow>
                      <mrow>
                        <mi mathvariant="normal">Δ</mi>
                        <mrow>
                          <msub>
                            <mi>y</mi>
                            <mtext>-</mtext>
                          </msub>
                          <mo stretchy="false">+</mo>
                          <mi mathvariant="normal">Δ</mi>
                        </mrow>
                        <msub>
                          <mi>y</mi>
                          <mtext>+</mtext>
                        </msub>
                      </mrow>
                    </mrow>
                    <mo fence="true" form="postfix" stretchy="false">)</mo>
                  </mrow>
                </mfrac>
                <mo stretchy="false">−</mo>
                <mfrac>
                  <mi mathvariant="normal">Θ</mi>
                  <mrow>
                    <mo fence="true" form="prefix" stretchy="false">(</mo>
                    <mrow>
                      <mrow>
                        <mi mathvariant="normal">Δ</mi>
                        <mrow>
                          <msub>
                            <mi>y</mi>
                            <mtext>-</mtext>
                          </msub>
                          <mo stretchy="false">+</mo>
                          <mi mathvariant="normal">Δ</mi>
                        </mrow>
                        <msub>
                          <mi>y</mi>
                          <mtext>+</mtext>
                        </msub>
                      </mrow>
                    </mrow>
                    <mo fence="true" form="postfix" stretchy="false">)</mo>
                  </mrow>
                </mfrac>
              </mrow>
            </mrow>
            <mrow>
              <mo fence="true" form="prefix" stretchy="true">(</mo>
              <mrow>
                <mfrac>
                  <mrow>
                    <mo fence="true" form="prefix" stretchy="false">(</mo>
                    <mrow>
                      <mrow>
                        <msub>
                          <mrow>
                            <mo fence="true" form="prefix" stretchy="false">(</mo>
                            <mrow>
                              <mrow>
                                <mi>ϕ</mi>
                                <mo stretchy="false">+</mo>
                                <msub>
                                  <mi>ϕ</mi>
                                  <mi>t</mi>
                                </msub>
                              </mrow>
                            </mrow>
                            <mo fence="true" form="postfix" stretchy="false">)</mo>
                          </mrow>
                          <mrow>
                            <mo fence="true" form="prefix" stretchy="false">[</mo>
                            <mrow>
                              <mrow>
                                <mi>i</mi>
                                <mi>,</mi>
                                <mrow>
                                  <mi>j</mi>
                                  <mo stretchy="false">+</mo>
                                  <mn>1</mn>
                                </mrow>
                              </mrow>
                            </mrow>
                            <mo fence="true" form="postfix" stretchy="false">]</mo>
                          </mrow>
                        </msub>
                        <mo stretchy="false">+</mo>
                        <msub>
                          <mrow>
                            <mo fence="true" form="prefix" stretchy="false">(</mo>
                            <mrow>
                              <mrow>
                                <mi>ϕ</mi>
                                <mo stretchy="false">+</mo>
                                <msub>
                                  <mi>ϕ</mi>
                                  <mi>t</mi>
                                </msub>
                              </mrow>
                            </mrow>
                            <mo fence="true" form="postfix" stretchy="false">)</mo>
                          </mrow>
                          <mrow>
                            <mo fence="true" form="prefix" stretchy="false">[</mo>
                            <mrow>
                              <mrow>
                                <mi>i</mi>
                                <mi>,</mi>
                                <mi>j</mi>
                              </mrow>
                            </mrow>
                            <mo fence="true" form="postfix" stretchy="false">]</mo>
                          </mrow>
                        </msub>
                      </mrow>
                    </mrow>
                    <mo fence="true" form="postfix" stretchy="false">)</mo>
                  </mrow>
                  <mrow>
                    <mi mathvariant="normal">Δ</mi>
                    <msub>
                      <mi>y</mi>
                      <mtext>+</mtext>
                    </msub>
                  </mrow>
                </mfrac>
              </mrow>
              <mo fence="true" form="postfix" stretchy="true">)</mo>
            </mrow>
          </mrow>
        </mtd>
      </mtr>
      <mtr>
        <mtd columnalign="left">
          <mrow>
            <mrow>
              <mi>d</mi>
              <mo stretchy="false">=</mo>
              <msub>
                <mi mathvariant="normal">Ψ</mi>
                <mrow>
                  <mo fence="true" form="prefix" stretchy="false">[</mo>
                  <mrow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row>
                  <mo fence="true" form="postfix" stretchy="false">]</mo>
                </mrow>
              </msub>
            </mrow>
            <mrow>
              <mfrac>
                <mrow>
                  <msub>
                    <mi>α</mi>
                    <mrow>
                      <mo fence="true" form="prefix" stretchy="false">[</mo>
                      <mrow>
                        <mrow>
                          <mi>i</mi>
                          <mi>,</mi>
                          <mi>j</mi>
                        </mrow>
                      </mrow>
                      <mo fence="true" form="postfix" stretchy="false">]</mo>
                    </mrow>
                  </msub>
                  <msub>
                    <mi>U</mi>
                    <mrow>
                      <mo fence="true" form="prefix" stretchy="false">[</mo>
                      <mrow>
                        <mrow>
                          <mi>i</mi>
                          <mi>,</mi>
                          <mi>j</mi>
                        </mrow>
                      </mrow>
                      <mo fence="true" form="postfix" stretchy="false">]</mo>
                    </mrow>
                  </msub>
                </mrow>
                <mrow>
                  <mi mathvariant="normal">Δ</mi>
                  <mi>x</mi>
                </mrow>
              </mfrac>
              <mo stretchy="false">+</mo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i mathvariant="normal">Θ</mi>
                    </mrow>
                  </mrow>
                  <mo fence="true" form="postfix" stretchy="false">)</mo>
                </mrow>
                <mo stretchy="false">×</mo>
                <mtext/>
              </mrow>
            </mrow>
          </mrow>
        </mtd>
      </mtr>
      <mtr>
        <mtd>
          <mrow>
            <mrow>
              <mtext/>
              <mo stretchy="false">×</mo>
              <mrow>
                <mo fence="true" form="prefix" stretchy="true">[</mo>
                <mrow>
                  <mrow>
                    <mrow>
                      <mo fence="true" form="prefix" stretchy="false">(</mo>
                      <mrow>
                        <mrow>
                          <msub>
                            <mrow>
                              <mo fence="true" form="prefix" stretchy="false">(</mo>
                              <mrow>
                                <mrow>
                                  <mi>ϕ</mi>
                                  <mo stretchy="false">+</mo>
                                  <msub>
                                    <mi>ϕ</mi>
                                    <mi>t</mi>
                                  </msub>
                                </mrow>
                              </mrow>
                              <mo fence="true" form="postfix" stretchy="false">)</mo>
                            </mrow>
                            <mrow>
                              <mo fence="true" form="prefix" stretchy="false">[</mo>
                              <mrow>
                                <mrow>
                                  <mrow>
                                    <mi>i</mi>
                                    <mo stretchy="false">−</mo>
                                    <mn>1</mn>
                                  </mrow>
                                  <mi>,</mi>
                                  <mrow>
                                    <mi>j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form="postfix" stretchy="false">]</mo>
                            </mrow>
                          </msub>
                          <mo stretchy="false">+</mo>
                          <msub>
                            <mrow>
                              <mo fence="true" form="prefix" stretchy="false">(</mo>
                              <mrow>
                                <mrow>
                                  <mi>ϕ</mi>
                                  <mo stretchy="false">+</mo>
                                  <msub>
                                    <mi>ϕ</mi>
                                    <mi>t</mi>
                                  </msub>
                                </mrow>
                              </mrow>
                              <mo fence="true" form="postfix" stretchy="false">)</mo>
                            </mrow>
                            <mrow>
                              <mo fence="true" form="prefix" stretchy="false">[</mo>
                              <mrow>
                                <mrow>
                                  <mrow>
                                    <mi>i</mi>
                                    <mo stretchy="false">−</mo>
                                    <mn>1</mn>
                                  </mrow>
                                  <mi>,</mi>
                                  <mi>j</mi>
                                </mrow>
                              </mrow>
                              <mo fence="true" form="postfix" stretchy="false">]</mo>
                            </mrow>
                          </msub>
                        </mrow>
                      </mrow>
                      <mo fence="true" form="postfix" stretchy="false">)</mo>
                    </mrow>
                    <mrow>
                      <mfrac>
                        <mrow>
                          <msub>
                            <mi>U</mi>
                            <mrow>
                              <mo fence="true" form="prefix" stretchy="false">[</mo>
                              <mrow>
                                <mrow>
                                  <mrow>
                                    <mi>i</mi>
                                    <mo stretchy="false">−</mo>
                                    <mn>1</mn>
                                  </mrow>
                                  <mi>,</mi>
                                  <mrow>
                                    <mi>j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form="postfix" stretchy="false">]</mo>
                            </mrow>
                          </msub>
                          <mo stretchy="false">−</mo>
                          <msub>
                            <mi>U</mi>
                            <mrow>
                              <mo fence="true" form="prefix" stretchy="false">[</mo>
                              <mrow>
                                <mrow>
                                  <mrow>
                                    <mi>i</mi>
                                    <mo stretchy="false">−</mo>
                                    <mn>1</mn>
                                  </mrow>
                                  <mi>,</mi>
                                  <mi>j</mi>
                                </mrow>
                              </mrow>
                              <mo fence="true" form="postfix" stretchy="false">]</mo>
                            </mrow>
                          </msub>
                        </mrow>
                        <mrow>
                          <mi mathvariant="normal">Δ</mi>
                          <msub>
                            <mi>y</mi>
                            <mtext>+</mtext>
                          </msub>
                        </mrow>
                      </mfrac>
                      <mo stretchy="false">−</mo>
                      <mrow>
                        <mo fence="true" form="prefix" stretchy="false">(</mo>
                        <mrow>
                          <mrow>
                            <msub>
                              <mrow>
                                <mo fence="true" form="prefix" stretchy="false">(</mo>
                                <mrow>
                                  <mrow>
                                    <mi>ϕ</mi>
                                    <mo stretchy="false">+</mo>
                                    <msub>
                                      <mi>ϕ</mi>
                                      <mi>t</mi>
                                    </msub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[</mo>
                                <mrow>
                                  <mrow>
                                    <mrow>
                                      <mi>i</mi>
                                      <mo stretchy="false">−</mo>
                                      <mn>1</mn>
                                    </mrow>
                                    <mi>,</mi>
                                    <mi>j</mi>
                                  </mrow>
                                </mrow>
                                <mo fence="true" form="postfix" stretchy="false">]</mo>
                              </mrow>
                            </msub>
                            <mo stretchy="false">+</mo>
                            <msub>
                              <mrow>
                                <mo fence="true" form="prefix" stretchy="false">(</mo>
                                <mrow>
                                  <mrow>
                                    <mi>ϕ</mi>
                                    <mo stretchy="false">+</mo>
                                    <msub>
                                      <mi>ϕ</mi>
                                      <mi>t</mi>
                                    </msub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[</mo>
                                <mrow>
                                  <mrow>
                                    <mrow>
                                      <mi>i</mi>
                                      <mo stretchy="false">−</mo>
                                      <mn>1</mn>
                                    </mrow>
                                    <mi>,</mi>
                                    <mrow>
                                      <mi>j</mi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form="postfix" stretchy="false">]</mo>
                              </mrow>
                            </msub>
                          </mrow>
                        </mrow>
                        <mo fence="true" form="postfix" stretchy="false">)</mo>
                      </mrow>
                    </mrow>
                    <mfrac>
                      <mrow>
                        <msub>
                          <mi>U</mi>
                          <mrow>
                            <mo fence="true" form="prefix" stretchy="false">[</mo>
                            <mrow>
                              <mrow>
                                <mrow>
                                  <mi>i</mi>
                                  <mo stretchy="false">−</mo>
                                  <mn>1</mn>
                                </mrow>
                                <mi>,</mi>
                                <mi>j</mi>
                              </mrow>
                            </mrow>
                            <mo fence="true" form="postfix" stretchy="false">]</mo>
                          </mrow>
                        </msub>
                        <mo stretchy="false">−</mo>
                        <msub>
                          <mi>U</mi>
                          <mrow>
                            <mo fence="true" form="prefix" stretchy="false">[</mo>
                            <mrow>
                              <mrow>
                                <mrow>
                                  <mi>i</mi>
                                  <mo stretchy="false">−</mo>
                                  <mn>1</mn>
                                </mrow>
                                <mi>,</mi>
                                <mrow>
                                  <mi>j</mi>
                                  <mo stretchy="false">−</mo>
                                  <mn>1</mn>
                                </mrow>
                              </mrow>
                            </mrow>
                            <mo fence="true" form="postfix" stretchy="false">]</mo>
                          </mrow>
                        </msub>
                      </mrow>
                      <mrow>
                        <mi mathvariant="normal">Δ</mi>
                        <msub>
                          <mi>y</mi>
                          <mtext>-</mtext>
                        </msub>
                      </mrow>
                    </mfrac>
                  </mrow>
                </mrow>
                <mo fence="true" form="postfix" stretchy="true">]</mo>
              </mrow>
            </mrow>
            <mo stretchy="false">+</mo>
            <mtext/>
          </mrow>
        </mtd>
      </mtr>
      <mtr>
        <mtd>
          <mrow>
            <mrow>
              <mtext/>
              <mo stretchy="false">+</mo>
              <msub>
                <mi>ω</mi>
                <mn>1</mn>
              </msub>
            </mrow>
            <mrow>
              <msub>
                <mi>S</mi>
                <mrow>
                  <mn>1</mn>
                  <mrow>
                    <mo fence="true" form="prefix" stretchy="false">[</mo>
                    <mrow>
                      <mrow>
                        <mi>i</mi>
                        <mi>,</mi>
                        <mi>j</mi>
                      </mrow>
                    </mrow>
                    <mo fence="true" form="postfix" stretchy="false">]</mo>
                  </mrow>
                </mrow>
              </msub>
              <mo stretchy="false">+</mo>
              <msub>
                <mi>ω</mi>
                <mn>2</mn>
              </msub>
            </mrow>
            <msub>
              <mi>S</mi>
              <mrow>
                <mn>2</mn>
                <mrow>
                  <mo fence="true" form="prefix" stretchy="false">[</mo>
                  <mrow>
                    <mrow>
                      <mi>i</mi>
                      <mi>,</mi>
                      <mi>j</mi>
                    </mrow>
                  </mrow>
                  <mo fence="true" form="postfix" stretchy="false">]</mo>
                </mrow>
              </mrow>
            </msub>
          </mrow>
        </mtd>
      </mtr>
    </mtable>
    <annotation encoding="StarMath 5.0">alignl a = - {alignc %alpha_{[i,j]} V_{[i,j]} {%DELTA y_"+"} over {%DELTA y_"-"}} over {alignc (%DELTA y_"-" + %DELTA y_"+")} - {alignc %THETA} over {alignc (alignc %DELTA y_"-" + %DELTA y_"+")} left ( {alignc ((%phi + %phi_t)_{[i,j]} + (%phi + %phi_t)_{[i,j-1]})} over {alignc %DELTA y_"-"} right )
newline alignl b = {%alpha_{[i,j]} U_{[i,j]}} over {alignc %DELTA x} + {alignc %alpha_{[i,j]} V_{[i,j]} {%DELTA y_"+"} over {%DELTA y_"-"}} over {alignc (%DELTA y_"-" + %DELTA y_"+")} - {alignc %alpha_{[i,j]} V_{[i,j]} {%DELTA y_"-"} over {%DELTA y_"+"}} over {alignc (%DELTA y_"-" + %DELTA y_"+")} + {alignc %THETA} over {alignc (alignc %DELTA y_"-" + %DELTA y_"+")} left ( {alignc ((%phi + %phi_t)_{[i,j+1]} + (%phi + %phi_t)_{[i,j]})} over {alignc %DELTA y_"+"} right ) + ""
newline "" + {alignc %THETA} over {alignc (alignc %DELTA y_"-" + %DELTA y_"+")} left ( {alignc ((%phi + %phi_t)_{[i,j]} + (%phi + %phi_t)_{[i,j-1]})} over {alignc %DELTA y_"-"} right ) + (1 - %omega_1) {alignc S_{1 [i,j]}} over {alignc %PSI_{[i,j]}} + (1 - %omega_2) {alignc S_{2 [i,j]}} over {alignc %PSI_{[i,j]}}
newline alignl c = {alignc %alpha_{[i,j]} V_{[i,j]} {%DELTA y_"-"} over {%DELTA y_"+"}} over {alignc (%DELTA y_"-" + %DELTA y_"+")} - {alignc %THETA} over {alignc (alignc %DELTA y_"-" + %DELTA y_"+")} left ( {alignc ((%phi + %phi_t)_{[i,j+1]} + (%phi + %phi_t)_{[i,j]})} over {alignc %DELTA y_"+"} right )
newline alignl d = %PSI_{[i-1,j]} {%alpha_{[i,j]} U_{[i,j]}} over {alignc %DELTA x} + (1 - %THETA) times ""
newline "" times left [ ((%phi + %phi_t)_{[i-1,j+1]} + (%phi + %phi_t)_{[i-1,j]}) {alignc U_{[i-1,j+1]} - U_{[i-1,j]}} over {alignc %DELTA y_"+"} - ((%phi + %phi_t)_{[i-1,j]} + (%phi + %phi_t)_{[i-1,j-1]}) {alignc U_{[i-1,j]} - U_{[i-1,j-1]}} over {alignc %DELTA y_"-"} right ] + ""
newline "" + %omega_1 S_{1 [i,j]} + %omega_2 S_{2 [i,j]}</annotation>
  </semantics>
</math>
</file>

<file path=Object 3/content.xml><?xml version="1.0" encoding="utf-8"?>
<math xmlns="http://www.w3.org/1998/Math/MathML" display="block">
  <semantics>
    <mi mathvariant="normal">Ψ</mi>
    <annotation encoding="StarMath 5.0">%PSI</annotation>
  </semantics>
</math>
</file>